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1.712cm" fo:margin-top="0cm" fo:margin-bottom="0cm" table:align="center" style:writing-mode="page"/>
    </style:style>
    <style:style style:name="Table1.A" style:family="table-column">
      <style:table-column-properties style:column-width="2.92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dotted #000000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bottom" fo:background-color="transparent" fo:padding-left="0.123cm" fo:padding-right="0.123cm" fo:padding-top="0cm" fo:padding-bottom="0cm" fo:border-left="none" fo:border-right="0.5pt dotted #000000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dotted #000000" fo:border-top="none" fo:border-bottom="0.5pt dotted #000000">
        <style:background-image/>
      </style:table-cell-properties>
    </style:style>
    <style:style style:name="Table1.B2" style:family="table-cell">
      <style:table-cell-properties style:vertical-align="bottom" fo:background-color="transparent" fo:padding-left="0.123cm" fo:padding-right="0.123cm" fo:padding-top="0cm" fo:padding-bottom="0cm" fo:border-left="none" fo:border-right="0.5pt dotted #000000" fo:border-top="none" fo:border-bottom="0.5pt dotted #000000">
        <style:background-image/>
      </style:table-cell-properties>
    </style:style>
    <style:style style:name="Table1.D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dotted #000000">
        <style:background-image/>
      </style:table-cell-properties>
    </style:style>
    <style:style style:name="Table1.A4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dotted #000000" fo:border-top="none" fo:border-bottom="0.5pt solid #000000">
        <style:background-image/>
      </style:table-cell-properties>
    </style:style>
    <style:style style:name="Table1.B41" style:family="table-cell">
      <style:table-cell-properties style:vertical-align="bottom" fo:background-color="transparent" fo:padding-left="0.123cm" fo:padding-right="0.123cm" fo:padding-top="0cm" fo:padding-bottom="0cm" fo:border-left="none" fo:border-right="0.5pt dotted #000000" fo:border-top="none" fo:border-bottom="0.5pt solid #000000">
        <style:background-image/>
      </style:table-cell-properties>
    </style:style>
    <style:style style:name="Table1.D4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margin-top="0.494cm" fo:margin-bottom="0.494cm" style:contextual-spacing="false"/>
    </style:style>
    <style:style style:name="P2" style:family="paragraph" style:parent-style-name="Footer">
      <style:paragraph-properties fo:margin-top="0.494cm" fo:margin-bottom="0.494cm" style:contextual-spacing="false"/>
    </style:style>
    <style:style style:name="P3" style:family="paragraph" style:parent-style-name="Footer">
      <style:paragraph-properties fo:margin-top="0.494cm" fo:margin-bottom="0.494cm" style:contextual-spacing="false" fo:text-align="end" style:justify-single-word="false"/>
      <style:text-properties style:font-name="Arial Black" officeooo:rsid="000f6199" officeooo:paragraph-rsid="000f6199"/>
    </style:style>
    <style:style style:name="P4" style:family="paragraph" style:parent-style-name="Standard">
      <style:paragraph-properties fo:margin-top="0cm" fo:margin-bottom="0cm" style:contextual-spacing="false" fo:orphans="0" fo:widows="0"/>
    </style:style>
    <style:style style:name="P5" style:family="paragraph" style:parent-style-name="Standard">
      <style:paragraph-properties fo:margin-top="0cm" fo:margin-bottom="0cm" style:contextual-spacing="false" fo:text-align="end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officeooo:rsid="00196647" officeooo:paragraph-rsid="00196647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196647" officeooo:paragraph-rsid="00196647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officeooo:rsid="001b5e4b" officeooo:paragraph-rsid="001b5e4b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1b5e4b" officeooo:paragraph-rsid="001b5e4b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officeooo:rsid="001d3106" officeooo:paragraph-rsid="001d3106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officeooo:rsid="001d6d26" officeooo:paragraph-rsid="001d6d26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1d6d26" officeooo:paragraph-rsid="001d6d26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officeooo:rsid="001f8900" officeooo:paragraph-rsid="001f8900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1f8900" officeooo:paragraph-rsid="001f8900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officeooo:rsid="0020a864" officeooo:paragraph-rsid="0020a864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0a864" officeooo:paragraph-rsid="0020a864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officeooo:rsid="00224e35" officeooo:paragraph-rsid="00224e35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officeooo:rsid="00237fd9" officeooo:paragraph-rsid="00237fd9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37fd9" officeooo:paragraph-rsid="00237fd9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officeooo:rsid="00250f63" officeooo:paragraph-rsid="00250f63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50f63" officeooo:paragraph-rsid="00250f63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officeooo:rsid="0025a485" officeooo:paragraph-rsid="0025a485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5a485" officeooo:paragraph-rsid="0025a485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officeooo:rsid="0026fdf0" officeooo:paragraph-rsid="0026fdf0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officeooo:rsid="002780af" officeooo:paragraph-rsid="002780af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780af" officeooo:paragraph-rsid="002780af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officeooo:rsid="002780b4" officeooo:paragraph-rsid="002780b4"/>
    </style:style>
    <style:style style:name="P28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780b4" officeooo:paragraph-rsid="002780b4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officeooo:rsid="0027c46b" officeooo:paragraph-rsid="0027c46b"/>
    </style:style>
    <style:style style:name="P30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7c46b" officeooo:paragraph-rsid="0027c46b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officeooo:rsid="00284204" officeooo:paragraph-rsid="00284204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officeooo:rsid="00295da9" officeooo:paragraph-rsid="00295da9"/>
    </style:style>
    <style:style style:name="P33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95da9" officeooo:paragraph-rsid="00295da9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officeooo:rsid="002a5bd1" officeooo:paragraph-rsid="002a5bd1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a5bd1" officeooo:paragraph-rsid="002a5bd1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officeooo:rsid="002abcac" officeooo:paragraph-rsid="002abcac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abcac" officeooo:paragraph-rsid="002abcac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officeooo:rsid="002c87b2" officeooo:paragraph-rsid="002c87b2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officeooo:rsid="002cdff5" officeooo:paragraph-rsid="002cdff5"/>
    </style:style>
    <style:style style:name="P40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cdff5" officeooo:paragraph-rsid="002cdff5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officeooo:rsid="002e3c84" officeooo:paragraph-rsid="002e3c84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2e3c84" officeooo:paragraph-rsid="002e3c84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officeooo:rsid="0031988b" officeooo:paragraph-rsid="0031988b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31988b" officeooo:paragraph-rsid="0031988b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officeooo:rsid="00300578" officeooo:paragraph-rsid="00300578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officeooo:rsid="0031d685" officeooo:paragraph-rsid="0031d685"/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31d685" officeooo:paragraph-rsid="0031d685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officeooo:rsid="0031fe80" officeooo:paragraph-rsid="0031fe80"/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31fe80" officeooo:paragraph-rsid="0031fe80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officeooo:rsid="00332685" officeooo:paragraph-rsid="00332685"/>
    </style:style>
    <style:style style:name="P51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332685" officeooo:paragraph-rsid="00332685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officeooo:rsid="003504b3" officeooo:paragraph-rsid="003504b3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officeooo:rsid="00352400" officeooo:paragraph-rsid="00352400"/>
    </style:style>
    <style:style style:name="P54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352400" officeooo:paragraph-rsid="00352400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officeooo:rsid="0037038f" officeooo:paragraph-rsid="0037038f"/>
    </style:style>
    <style:style style:name="P56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37038f" officeooo:paragraph-rsid="0037038f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officeooo:rsid="0038ddff" officeooo:paragraph-rsid="0038ddff"/>
    </style:style>
    <style:style style:name="P58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38ddff" officeooo:paragraph-rsid="0038ddff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officeooo:rsid="0037282a" officeooo:paragraph-rsid="0037282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officeooo:rsid="003ac0c7" officeooo:paragraph-rsid="003ac0c7"/>
    </style:style>
    <style:style style:name="P61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3ac0c7" officeooo:paragraph-rsid="003ac0c7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officeooo:rsid="003d011e" officeooo:paragraph-rsid="003d011e"/>
    </style:style>
    <style:style style:name="P63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3d011e" officeooo:paragraph-rsid="003d011e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officeooo:rsid="003ec801" officeooo:paragraph-rsid="003ec801"/>
    </style:style>
    <style:style style:name="P65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3ec801" officeooo:paragraph-rsid="003ec801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Arial" fo:font-size="10pt" fo:font-weight="normal" officeooo:rsid="003fa8f4" officeooo:paragraph-rsid="003fa8f4" style:font-size-asian="10pt" style:language-asian="es" style:country-asian="ES" style:font-weight-asian="normal" style:font-name-complex="Arial1" style:font-size-complex="11pt" style:font-weight-complex="normal"/>
    </style:style>
    <style:style style:name="P67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style:font-name="Arial" fo:font-size="10pt" fo:font-weight="normal" officeooo:rsid="0043be21" officeooo:paragraph-rsid="0043be21" style:font-size-asian="10pt" style:language-asian="es" style:country-asian="ES" style:font-weight-asian="normal" style:font-name-complex="Arial1" style:font-size-complex="11pt" style:font-weight-complex="normal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officeooo:rsid="00401782" officeooo:paragraph-rsid="00401782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officeooo:rsid="0043be21" officeooo:paragraph-rsid="0043be21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officeooo:rsid="0045ace3" officeooo:paragraph-rsid="0045ace3"/>
    </style:style>
    <style:style style:name="P71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45ace3" officeooo:paragraph-rsid="0045ace3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officeooo:rsid="0047e79d" officeooo:paragraph-rsid="0047e79d"/>
    </style:style>
    <style:style style:name="P73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officeooo:rsid="0047e79d" officeooo:paragraph-rsid="0047e79d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officeooo:rsid="00484ee8" officeooo:paragraph-rsid="00484ee8"/>
    </style:style>
    <style:style style:name="P75" style:family="paragraph" style:parent-style-name="Standard">
      <style:paragraph-properties fo:margin-top="0.494cm" fo:margin-bottom="0cm" style:contextual-spacing="false"/>
    </style:style>
    <style:style style:name="P76" style:family="paragraph" style:parent-style-name="Header">
      <style:paragraph-properties fo:margin-top="0.494cm" fo:margin-bottom="0.494cm" style:contextual-spacing="false"/>
    </style:style>
    <style:style style:name="P77" style:family="paragraph" style:parent-style-name="Normal_20__28_Web_29_">
      <loext:graphic-properties draw:fill="solid" draw:fill-color="#f2f2f2"/>
      <style:paragraph-properties fo:margin-top="0cm" fo:margin-bottom="0cm" style:contextual-spacing="false" fo:text-align="center" style:justify-single-word="false" fo:background-color="#f2f2f2" fo:padding-left="0.141cm" fo:padding-right="0.141cm" fo:padding-top="0.035cm" fo:padding-bottom="0.035cm" fo:border="0.51pt solid #000000" style:shadow="none"/>
    </style:style>
    <style:style style:name="P78" style:family="paragraph" style:parent-style-name="Normal_20__28_Web_29_">
      <loext:graphic-properties draw:fill="solid" draw:fill-color="#f2f2f2"/>
      <style:paragraph-properties fo:margin-top="0cm" fo:margin-bottom="0cm" style:contextual-spacing="false" fo:text-align="center" style:justify-single-word="false" fo:background-color="#f2f2f2" fo:padding-left="0.141cm" fo:padding-right="0.141cm" fo:padding-top="0.035cm" fo:padding-bottom="0.035cm" fo:border="0.51pt solid #000000" style:shadow="none"/>
      <style:text-properties officeooo:paragraph-rsid="0049cede"/>
    </style:style>
    <style:style style:name="P79" style:family="paragraph" style:parent-style-name="Normal_20__28_Web_29_" style:list-style-name="WWNum1">
      <loext:graphic-properties draw:fill="solid" draw:fill-color="#ffffff"/>
      <style:paragraph-properties fo:margin-top="0.494cm" fo:margin-bottom="0.494cm" style:contextual-spacing="false" fo:background-color="#ffffff"/>
    </style:style>
    <style:style style:name="P80" style:family="paragraph" style:parent-style-name="Normal_20__28_Web_29_">
      <loext:graphic-properties draw:fill="solid" draw:fill-color="#ffffff"/>
      <style:paragraph-properties fo:margin-top="0.494cm" fo:margin-bottom="0.494cm" style:contextual-spacing="false" fo:background-color="#ffffff"/>
    </style:style>
    <style:style style:name="P81" style:family="paragraph" style:parent-style-name="Normal_20__28_Web_29_">
      <loext:graphic-properties draw:fill="solid" draw:fill-color="#ffffff"/>
      <style:paragraph-properties fo:margin-top="0.494cm" fo:margin-bottom="0.494cm" style:contextual-spacing="false" fo:background-color="#ffffff"/>
      <style:text-properties officeooo:paragraph-rsid="0017b952"/>
    </style:style>
    <style:style style:name="P82" style:family="paragraph" style:parent-style-name="Normal_20__28_Web_29_">
      <loext:graphic-properties draw:fill="solid" draw:fill-color="#f2f2f2"/>
      <style:paragraph-properties fo:margin-top="0cm" fo:margin-bottom="0cm" style:contextual-spacing="false" fo:text-align="center" style:justify-single-word="false" fo:background-color="#f2f2f2" fo:padding-left="0.141cm" fo:padding-right="0.141cm" fo:padding-top="0.035cm" fo:padding-bottom="0.035cm" fo:border="0.51pt solid #000000" style:shadow="none"/>
      <style:text-properties officeooo:rsid="0049cede" officeooo:paragraph-rsid="0049ced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style:font-size-asian="10pt" style:language-asian="es" style:country-asian="ES" style:font-name-complex="Arial1" style:font-size-complex="11pt"/>
    </style:style>
    <style:style style:name="T3" style:family="text">
      <style:text-properties style:font-name="Arial" fo:font-size="10pt" officeooo:rsid="00196647" style:font-size-asian="10pt" style:language-asian="es" style:country-asian="ES" style:font-name-complex="Arial1" style:font-size-complex="11pt"/>
    </style:style>
    <style:style style:name="T4" style:family="text">
      <style:text-properties style:font-name="Arial" fo:font-size="10pt" officeooo:rsid="002c87b2" style:font-size-asian="10pt" style:language-asian="es" style:country-asian="ES" style:font-name-complex="Arial1" style:font-size-complex="11pt"/>
    </style:style>
    <style:style style:name="T5" style:family="text">
      <style:text-properties style:font-name="Arial" fo:font-size="10pt" officeooo:rsid="003504b3" style:font-size-asian="10pt" style:language-asian="es" style:country-asian="ES" style:font-name-complex="Arial1" style:font-size-complex="11pt"/>
    </style:style>
    <style:style style:name="T6" style:family="text">
      <style:text-properties style:font-name="Arial" fo:font-size="10pt" officeooo:rsid="003ac0c7" style:font-size-asian="10pt" style:language-asian="es" style:country-asian="ES" style:font-name-complex="Arial1" style:font-size-complex="11pt"/>
    </style:style>
    <style:style style:name="T7" style:family="text">
      <style:text-properties style:font-name="Arial" fo:font-size="10pt" officeooo:rsid="0043be21" style:font-size-asian="10pt" style:language-asian="es" style:country-asian="ES" style:font-name-complex="Arial1" style:font-size-complex="11pt"/>
    </style:style>
    <style:style style:name="T8" style:family="text">
      <style:text-properties style:font-name="Arial" fo:font-size="10pt" officeooo:rsid="0045ace3" style:font-size-asian="10pt" style:language-asian="es" style:country-asian="ES" style:font-name-complex="Arial1" style:font-size-complex="11pt"/>
    </style:style>
    <style:style style:name="T9" style:family="text">
      <style:text-properties style:font-name="Arial" fo:font-size="10pt" fo:font-weight="bold" style:font-size-asian="10pt" style:language-asian="es" style:country-asian="ES" style:font-weight-asian="bold" style:font-name-complex="Arial1" style:font-size-complex="11pt" style:font-weight-complex="bold"/>
    </style:style>
    <style:style style:name="T10" style:family="text">
      <style:text-properties style:font-name="Arial Black" fo:font-size="10pt" style:font-size-asian="10pt" style:font-name-complex="Arial1" style:font-size-complex="10pt"/>
    </style:style>
    <style:style style:name="T11" style:family="text">
      <style:text-properties fo:color="#000000" loext:opacity="100%" style:font-name="Arial" fo:font-size="11pt" fo:language="es" fo:country="ES" fo:font-weight="bold" style:font-size-asian="11pt" style:font-weight-asian="bold" style:font-name-complex="Arial1" style:font-size-complex="10pt"/>
    </style:style>
    <style:style style:name="T12" style:family="text">
      <style:text-properties fo:color="#000000" loext:opacity="100%" style:font-name="Arial" fo:font-size="11pt" fo:language="es" fo:country="ES" style:font-size-asian="11pt" style:font-name-complex="Arial1" style:font-size-complex="10pt"/>
    </style:style>
    <style:style style:name="T13" style:family="text">
      <style:text-properties fo:color="#000000" loext:opacity="100%" style:font-name="Arial" fo:font-size="11pt" fo:language="es" fo:country="ES" style:font-size-asian="11pt" style:font-name-complex="Arial1" style:font-size-complex="10pt" style:font-style-complex="italic"/>
    </style:style>
    <style:style style:name="T14" style:family="text">
      <style:text-properties fo:color="#000000" loext:opacity="100%" style:font-name="Arial" fo:font-size="11pt" style:font-size-asian="11pt" style:font-name-complex="Arial1" style:font-size-complex="10pt"/>
    </style:style>
    <style:style style:name="T15" style:family="text">
      <style:text-properties fo:color="#000000" loext:opacity="100%" style:font-name="Arial" fo:font-size="11pt" style:font-size-asian="11pt" style:font-name-complex="Arial1" style:font-size-complex="10pt" style:font-style-complex="italic"/>
    </style:style>
    <style:style style:name="T16" style:family="text">
      <style:text-properties fo:color="#000000" loext:opacity="100%" style:font-name="Arial" fo:font-size="11pt" officeooo:rsid="000442c5" style:font-size-asian="11pt" style:font-name-complex="Arial1" style:font-size-complex="10pt" style:font-style-complex="italic"/>
    </style:style>
    <style:style style:name="T17" style:family="text">
      <style:text-properties fo:color="#000000" loext:opacity="100%" style:font-name="Arial" fo:font-size="11pt" officeooo:rsid="0004b9e9" style:font-size-asian="11pt" style:font-name-complex="Arial1" style:font-size-complex="10pt" style:font-style-complex="italic"/>
    </style:style>
    <style:style style:name="T18" style:family="text">
      <style:text-properties fo:color="#000000" loext:opacity="100%" style:font-name="Arial" fo:font-size="11pt" officeooo:rsid="000556b0" style:font-size-asian="11pt" style:font-name-complex="Arial1" style:font-size-complex="10pt" style:font-style-complex="italic"/>
    </style:style>
    <style:style style:name="T19" style:family="text">
      <style:text-properties fo:color="#000000" loext:opacity="100%" style:font-name="Arial" fo:font-size="11pt" officeooo:rsid="0005c81d" style:font-size-asian="11pt" style:font-name-complex="Arial1" style:font-size-complex="10pt" style:font-style-complex="italic"/>
    </style:style>
    <style:style style:name="T20" style:family="text">
      <style:text-properties fo:color="#000000" loext:opacity="100%" style:font-name="Arial" fo:font-size="11pt" officeooo:rsid="00074cf2" style:font-size-asian="11pt" style:font-name-complex="Arial1" style:font-size-complex="10pt" style:font-style-complex="italic"/>
    </style:style>
    <style:style style:name="T21" style:family="text">
      <style:text-properties fo:color="#000000" loext:opacity="100%" style:font-name="Arial" fo:font-size="11pt" officeooo:rsid="00093476" style:font-size-asian="11pt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1pt" officeooo:rsid="00096083" style:font-size-asian="11pt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1pt" officeooo:rsid="000b411a" style:font-size-asian="11pt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1pt" officeooo:rsid="000bbc4d" style:font-size-asian="11pt" style:font-name-complex="Arial1" style:font-size-complex="10pt" style:font-style-complex="italic"/>
    </style:style>
    <style:style style:name="T25" style:family="text">
      <style:text-properties fo:color="#000000" loext:opacity="100%" style:font-name="Arial" fo:font-size="11pt" officeooo:rsid="000d75c5" style:font-size-asian="11pt" style:font-name-complex="Arial1" style:font-size-complex="10pt"/>
    </style:style>
    <style:style style:name="T26" style:family="text">
      <style:text-properties fo:color="#000000" loext:opacity="100%" style:font-name="Arial" fo:font-size="11pt" officeooo:rsid="000e1746" style:font-size-asian="11pt" style:font-name-complex="Arial1" style:font-size-complex="10pt"/>
    </style:style>
    <style:style style:name="T27" style:family="text">
      <style:text-properties fo:color="#000000" loext:opacity="100%" style:font-name="Arial" fo:font-size="11pt" officeooo:rsid="000ed234" style:font-size-asian="11pt" style:font-name-complex="Arial1" style:font-size-complex="10pt"/>
    </style:style>
    <style:style style:name="T28" style:family="text">
      <style:text-properties fo:color="#000000" loext:opacity="100%" style:font-name="Arial" fo:font-size="11pt" officeooo:rsid="0013d9e7" style:font-size-asian="11pt" style:font-name-complex="Arial1" style:font-size-complex="10pt"/>
    </style:style>
    <style:style style:name="T29" style:family="text">
      <style:text-properties fo:color="#000000" loext:opacity="100%" style:text-position="sub 58%" style:font-name="Arial" fo:font-size="11pt" style:font-size-asian="11pt" style:font-name-complex="Arial1" style:font-size-complex="10pt"/>
    </style:style>
    <style:style style:name="T30" style:family="text">
      <style:text-properties fo:color="#000000" loext:opacity="100%" style:text-position="sub 58%" style:font-name="Arial" fo:font-size="11pt" style:font-size-asian="11pt" style:font-name-complex="Arial1" style:font-size-complex="10pt" style:font-style-complex="italic"/>
    </style:style>
    <style:style style:name="T31" style:family="text">
      <style:text-properties style:language-asian="es" style:country-asian="ES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 loext:marker-style-name="T11"><text:span text:style-name="T11">Sistemas informáticos.</text:span></text:p>
      <text:p text:style-name="P77" loext:marker-style-name="T11"><text:span text:style-name="T11">UD 1 – Sistemas informáticos.</text:span><text:span text:style-name="T11"/></text:p>
      <text:p text:style-name="P77" loext:marker-style-name="T11"><text:span text:style-name="T11">Práctica 1.1 Binario, octal y hexadecimal.</text:span></text:p>
      <text:p text:style-name="P82" loext:marker-style-name="T11"><text:span text:style-name="T11">(Alumno: Kevin Zamora Amela)</text:span></text:p>
      <text:list text:style-name="WWNum1">
        <text:list-item>
          <text:p text:style-name="P79" loext:marker-style-name="T12"><text:span text:style-name="T13">Pasar de decimal a binario los siguientes números:</text:span><text:span text:style-name="T13"/></text:p>
        </text:list-item>
      </text:list>
      <text:section text:style-name="Sect1" text:name="Section1">
        <text:p text:style-name="P80" loext:marker-style-name="T14"><text:span text:style-name="T15">16</text:span><text:span text:style-name="T30">(10</text:span><text:span text:style-name="T15"> = </text:span><text:span text:style-name="T16">10000</text:span></text:p>
        <text:p text:style-name="P80" loext:marker-style-name="T14"><text:span text:style-name="T15">93</text:span><text:span text:style-name="T30">(10</text:span><text:span text:style-name="T15"> = </text:span><text:span text:style-name="T16">1011101</text:span></text:p>
        <text:p text:style-name="P80" loext:marker-style-name="T14"><text:span text:style-name="T15">47</text:span><text:span text:style-name="T30">(10</text:span><text:span text:style-name="T15"> = </text:span><text:span text:style-name="T16">101111</text:span></text:p>
        <text:p text:style-name="P80" loext:marker-style-name="T14"><text:span text:style-name="T15">52</text:span><text:span text:style-name="T30">(10</text:span><text:span text:style-name="T15"> = </text:span><text:span text:style-name="T17">110100</text:span></text:p>
        <text:p text:style-name="P80" loext:marker-style-name="T15"><text:span text:style-name="T15">101</text:span><text:span text:style-name="T30">(10</text:span><text:span text:style-name="T15"> = </text:span><text:span text:style-name="T18">1100101</text:span></text:p>
        <text:p text:style-name="P80" loext:marker-style-name="T15"><text:span text:style-name="T15">190</text:span><text:span text:style-name="T30">(10</text:span><text:span text:style-name="T15"> = </text:span><text:span text:style-name="T19">10111110</text:span></text:p>
        <text:p text:style-name="P80" loext:marker-style-name="T15"><text:span text:style-name="T15">225</text:span><text:span text:style-name="T30">(10</text:span><text:span text:style-name="T15"> = </text:span><text:span text:style-name="T20">11100001</text:span></text:p>
        <text:p text:style-name="P80" loext:marker-style-name="T15"><text:span text:style-name="T15">260</text:span><text:span text:style-name="T30">(10</text:span><text:span text:style-name="T15"> = </text:span><text:span text:style-name="T21">100000100</text:span></text:p>
        <text:p text:style-name="P80" loext:marker-style-name="T15"><text:span text:style-name="T15">325</text:span><text:span text:style-name="T30">(10</text:span><text:span text:style-name="T15"> = </text:span><text:span text:style-name="T22">101000101</text:span></text:p>
        <text:p text:style-name="P80" loext:marker-style-name="T15"><text:span text:style-name="T15">360</text:span><text:span text:style-name="T30">(10</text:span><text:span text:style-name="T15"> = </text:span><text:span text:style-name="T23">101101000</text:span></text:p>
      </text:section>
      <text:list text:continue-numbering="true" text:style-name="WWNum1">
        <text:list-item>
          <text:p text:style-name="P79" loext:marker-style-name="T12"><text:span text:style-name="T13">Pasar de binario a decimal lo siguientes números:</text:span><text:span text:style-name="T13"/></text:p>
        </text:list-item>
      </text:list>
      <text:section text:style-name="Sect1" text:name="Section2">
        <text:p text:style-name="P80" loext:marker-style-name="T14"><text:span text:style-name="T15">1101110</text:span><text:span text:style-name="T30">(2</text:span><text:span text:style-name="T15"> = </text:span><text:span text:style-name="T24">110</text:span></text:p>
        <text:p text:style-name="P80" loext:marker-style-name="T14"><text:span text:style-name="T15">1100</text:span><text:span text:style-name="T30">(2</text:span><text:span text:style-name="T15"> = </text:span><text:span text:style-name="T24">12</text:span></text:p>
        <text:p text:style-name="P80" loext:marker-style-name="T14"><text:span text:style-name="T15">111101</text:span><text:span text:style-name="T30">(2</text:span><text:span text:style-name="T15"> = </text:span><text:span text:style-name="T24">61</text:span></text:p>
        <text:p text:style-name="P80" loext:marker-style-name="T14"><text:span text:style-name="T15">1000101</text:span><text:span text:style-name="T30">(2</text:span><text:span text:style-name="T15"> = </text:span><text:span text:style-name="T24">69</text:span></text:p>
        <text:p text:style-name="P80" loext:marker-style-name="T15"><text:span text:style-name="T15">10101001</text:span><text:span text:style-name="T30">(2</text:span><text:span text:style-name="T15"> = </text:span><text:span text:style-name="T24">169</text:span></text:p>
        <text:p text:style-name="P80" loext:marker-style-name="T15"><text:span text:style-name="T15">10111101</text:span><text:span text:style-name="T30">(2</text:span><text:span text:style-name="T15"> = </text:span><text:span text:style-name="T24">189</text:span></text:p>
        <text:p text:style-name="P80" loext:marker-style-name="T14"><text:span text:style-name="T14">11011100</text:span><text:span text:style-name="T29">(2</text:span><text:span text:style-name="T14"> = </text:span><text:span text:style-name="T25">220</text:span></text:p>
        <text:p text:style-name="P80" loext:marker-style-name="T14"><text:span text:style-name="T14">100001110</text:span><text:span text:style-name="T29">(2</text:span><text:span text:style-name="T14"> = </text:span><text:span text:style-name="T26">270</text:span></text:p>
        <text:p text:style-name="P80" loext:marker-style-name="T14"><text:span text:style-name="T14">100101011</text:span><text:span text:style-name="T29">(2</text:span><text:span text:style-name="T14"> = </text:span><text:span text:style-name="T26">299</text:span></text:p>
        <text:p text:style-name="P80" loext:marker-style-name="T14"><text:span text:style-name="T14">100111010</text:span><text:span text:style-name="T29">(2</text:span><text:span text:style-name="T14"> = </text:span><text:span text:style-name="T27">314</text:span></text:p>
        <text:p text:style-name="P80" loext:marker-style-name="T14"><text:span text:style-name="T14">101111110</text:span><text:span text:style-name="T29">(2</text:span><text:span text:style-name="T14"> = </text:span><text:span text:style-name="T28">382</text:span></text:p>
      </text:section>
      <text:p text:style-name="P80" loext:marker-style-name="T14"><text:span text:style-name="T28"/></text:p>
      <text:p text:style-name="P80" loext:marker-style-name="T14"><text:span text:style-name="T28"/></text:p>
      <text:p text:style-name="P81" loext:marker-style-name="T14"><text:span text:style-name="T28"/></text:p>
      <text:p text:style-name="P80" loext:marker-style-name="T14"><text:span text:style-name="T28"/></text:p>
      <text:p text:style-name="P80" loext:marker-style-name="T14"><text:span text:style-name="T28"/></text:p>
      <text:p text:style-name="P80" loext:marker-style-name="T14"><text:span text:style-name="T28"/></text:p>
      <text:p text:style-name="P80" loext:marker-style-name="T14"><text:span text:style-name="T28"/></text:p>
      <text:p text:style-name="P80" loext:marker-style-name="T14"><text:span text:style-name="T28"/></text:p>
      <text:p text:style-name="P80" loext:marker-style-name="T14"><text:span text:style-name="T28"/></text:p>
      <table:table table:name="Table1" table:style-name="Table1">
        <table:table-column table:style-name="Table1.A" table:number-columns-repeated="4"/>
        <text:soft-page-break/>
        <table:table-row table:style-name="Table1.1">
          <table:table-cell table:style-name="Table1.A1" office:value-type="string">
            <text:p text:style-name="P4" loext:marker-style-name="T9"><text:span text:style-name="T9">Decimal</text:span><text:span text:style-name="T9"/></text:p>
          </table:table-cell>
          <table:table-cell table:style-name="Table1.B1" office:value-type="string">
            <text:p text:style-name="P4" loext:marker-style-name="T9"><text:span text:style-name="T9">Binario</text:span><text:span text:style-name="T9"/></text:p>
          </table:table-cell>
          <table:table-cell table:style-name="Table1.B1" office:value-type="string">
            <text:p text:style-name="P4" loext:marker-style-name="T9"><text:span text:style-name="T9">Octal</text:span><text:span text:style-name="T9"/></text:p>
          </table:table-cell>
          <table:table-cell table:style-name="Table1.D1" office:value-type="string">
            <text:p text:style-name="P4" loext:marker-style-name="T9"><text:span text:style-name="T9">Hexadecimal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 loext:marker-style-name="T9"><text:span text:style-name="T9">36</text:span><text:span text:style-name="T9"/></text:p>
          </table:table-cell>
          <table:table-cell table:style-name="Table1.B2" office:value-type="string">
            <text:p text:style-name="P6" loext:marker-style-name="T2"><text:span text:style-name="T2">100100</text:span></text:p>
          </table:table-cell>
          <table:table-cell table:style-name="Table1.B2" office:value-type="string">
            <text:p text:style-name="P4" loext:marker-style-name="T2"><text:span text:style-name="T3">44</text:span></text:p>
          </table:table-cell>
          <table:table-cell table:style-name="Table1.D2" office:value-type="string">
            <text:p text:style-name="P5" loext:marker-style-name="T2"><text:span text:style-name="T3">24</text:span></text:p>
          </table:table-cell>
        </table:table-row>
        <table:table-row table:style-name="Table1.1">
          <table:table-cell table:style-name="Table1.A2" office:value-type="string">
            <text:p text:style-name="P6" loext:marker-style-name="T2"><text:span text:style-name="T2">45</text:span></text:p>
          </table:table-cell>
          <table:table-cell table:style-name="Table1.B2" office:value-type="string">
            <text:p text:style-name="P5" loext:marker-style-name="T9"><text:span text:style-name="T9">101101</text:span><text:span text:style-name="T9"/></text:p>
          </table:table-cell>
          <table:table-cell table:style-name="Table1.B2" office:value-type="string">
            <text:p text:style-name="P6" loext:marker-style-name="T2"><text:span text:style-name="T2">55</text:span></text:p>
          </table:table-cell>
          <table:table-cell table:style-name="Table1.D2" office:value-type="string">
            <text:p text:style-name="P7" loext:marker-style-name="T2"><text:span text:style-name="T2">2D</text:span></text:p>
          </table:table-cell>
        </table:table-row>
        <table:table-row table:style-name="Table1.1">
          <table:table-cell table:style-name="Table1.A2" office:value-type="string">
            <text:p text:style-name="P8" loext:marker-style-name="T2"><text:span text:style-name="T2">48</text:span></text:p>
          </table:table-cell>
          <table:table-cell table:style-name="Table1.B2" office:value-type="string">
            <text:p text:style-name="P8" loext:marker-style-name="T2"><text:span text:style-name="T2">110000</text:span></text:p>
          </table:table-cell>
          <table:table-cell table:style-name="Table1.B2" office:value-type="string">
            <text:p text:style-name="P5" loext:marker-style-name="T9"><text:span text:style-name="T9">60</text:span><text:span text:style-name="T9"/></text:p>
          </table:table-cell>
          <table:table-cell table:style-name="Table1.D2" office:value-type="string">
            <text:p text:style-name="P9" loext:marker-style-name="T2"><text:span text:style-name="T2">30</text:span></text:p>
          </table:table-cell>
        </table:table-row>
        <table:table-row table:style-name="Table1.1">
          <table:table-cell table:style-name="Table1.A2" office:value-type="string">
            <text:p text:style-name="P10" loext:marker-style-name="T2"><text:span text:style-name="T2">52</text:span></text:p>
          </table:table-cell>
          <table:table-cell table:style-name="Table1.B2" office:value-type="string">
            <text:p text:style-name="P10" loext:marker-style-name="T2"><text:span text:style-name="T2">110100</text:span></text:p>
          </table:table-cell>
          <table:table-cell table:style-name="Table1.B2" office:value-type="string">
            <text:p text:style-name="P10" loext:marker-style-name="T2"><text:span text:style-name="T2">64</text:span></text:p>
          </table:table-cell>
          <table:table-cell table:style-name="Table1.D2" office:value-type="string">
            <text:p text:style-name="P5" loext:marker-style-name="T9"><text:span text:style-name="T9">34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 loext:marker-style-name="T9"><text:span text:style-name="T9">58</text:span><text:span text:style-name="T9"/></text:p>
          </table:table-cell>
          <table:table-cell table:style-name="Table1.B2" office:value-type="string">
            <text:p text:style-name="P11" loext:marker-style-name="T2"><text:span text:style-name="T2">111010</text:span></text:p>
          </table:table-cell>
          <table:table-cell table:style-name="Table1.B2" office:value-type="string">
            <text:p text:style-name="P11" loext:marker-style-name="T2"><text:span text:style-name="T2">72</text:span></text:p>
          </table:table-cell>
          <table:table-cell table:style-name="Table1.D2" office:value-type="string">
            <text:p text:style-name="P12" loext:marker-style-name="T2"><text:span text:style-name="T2">3A</text:span></text:p>
          </table:table-cell>
        </table:table-row>
        <table:table-row table:style-name="Table1.1">
          <table:table-cell table:style-name="Table1.A2" office:value-type="string">
            <text:p text:style-name="P13" loext:marker-style-name="T2"><text:span text:style-name="T2">63</text:span></text:p>
          </table:table-cell>
          <table:table-cell table:style-name="Table1.B2" office:value-type="string">
            <text:p text:style-name="P5" loext:marker-style-name="T9"><text:span text:style-name="T9">111111</text:span><text:span text:style-name="T9"/></text:p>
          </table:table-cell>
          <table:table-cell table:style-name="Table1.B2" office:value-type="string">
            <text:p text:style-name="P13" loext:marker-style-name="T2"><text:span text:style-name="T2">77</text:span></text:p>
          </table:table-cell>
          <table:table-cell table:style-name="Table1.D2" office:value-type="string">
            <text:p text:style-name="P14" loext:marker-style-name="T2"><text:span text:style-name="T2">3F</text:span></text:p>
          </table:table-cell>
        </table:table-row>
        <table:table-row table:style-name="Table1.1">
          <table:table-cell table:style-name="Table1.A2" office:value-type="string">
            <text:p text:style-name="P15" loext:marker-style-name="T2"><text:span text:style-name="T2">65</text:span></text:p>
          </table:table-cell>
          <table:table-cell table:style-name="Table1.B2" office:value-type="string">
            <text:p text:style-name="P15" loext:marker-style-name="T2"><text:span text:style-name="T2">1000001</text:span></text:p>
          </table:table-cell>
          <table:table-cell table:style-name="Table1.B2" office:value-type="string">
            <text:p text:style-name="P5" loext:marker-style-name="T9"><text:span text:style-name="T9">101</text:span><text:span text:style-name="T9"/></text:p>
          </table:table-cell>
          <table:table-cell table:style-name="Table1.D2" office:value-type="string">
            <text:p text:style-name="P16" loext:marker-style-name="T2"><text:span text:style-name="T2">41</text:span></text:p>
          </table:table-cell>
        </table:table-row>
        <table:table-row table:style-name="Table1.1">
          <table:table-cell table:style-name="Table1.A2" office:value-type="string">
            <text:p text:style-name="P17" loext:marker-style-name="T2"><text:span text:style-name="T2">68</text:span></text:p>
          </table:table-cell>
          <table:table-cell table:style-name="Table1.B2" office:value-type="string">
            <text:p text:style-name="P17" loext:marker-style-name="T2"><text:span text:style-name="T2">1000100</text:span></text:p>
          </table:table-cell>
          <table:table-cell table:style-name="Table1.B2" office:value-type="string">
            <text:p text:style-name="P17" loext:marker-style-name="T2"><text:span text:style-name="T2">104</text:span></text:p>
          </table:table-cell>
          <table:table-cell table:style-name="Table1.D2" office:value-type="string">
            <text:p text:style-name="P5" loext:marker-style-name="T9"><text:span text:style-name="T9">44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 loext:marker-style-name="T9"><text:span text:style-name="T9">73</text:span><text:span text:style-name="T9"/></text:p>
          </table:table-cell>
          <table:table-cell table:style-name="Table1.B2" office:value-type="string">
            <text:p text:style-name="P18" loext:marker-style-name="T2"><text:span text:style-name="T2">1001001</text:span></text:p>
          </table:table-cell>
          <table:table-cell table:style-name="Table1.B2" office:value-type="string">
            <text:p text:style-name="P18" loext:marker-style-name="T2"><text:span text:style-name="T2">111</text:span></text:p>
          </table:table-cell>
          <table:table-cell table:style-name="Table1.D2" office:value-type="string">
            <text:p text:style-name="P19" loext:marker-style-name="T2"><text:span text:style-name="T2">49</text:span></text:p>
          </table:table-cell>
        </table:table-row>
        <table:table-row table:style-name="Table1.1">
          <table:table-cell table:style-name="Table1.A2" office:value-type="string">
            <text:p text:style-name="P20" loext:marker-style-name="T2"><text:span text:style-name="T2">78</text:span></text:p>
          </table:table-cell>
          <table:table-cell table:style-name="Table1.B2" office:value-type="string">
            <text:p text:style-name="P5" loext:marker-style-name="T9"><text:span text:style-name="T9">1001110</text:span><text:span text:style-name="T9"/></text:p>
          </table:table-cell>
          <table:table-cell table:style-name="Table1.B2" office:value-type="string">
            <text:p text:style-name="P20" loext:marker-style-name="T2"><text:span text:style-name="T2">116</text:span></text:p>
          </table:table-cell>
          <table:table-cell table:style-name="Table1.D2" office:value-type="string">
            <text:p text:style-name="P21" loext:marker-style-name="T2"><text:span text:style-name="T2">4E</text:span></text:p>
          </table:table-cell>
        </table:table-row>
        <table:table-row table:style-name="Table1.1">
          <table:table-cell table:style-name="Table1.A2" office:value-type="string">
            <text:p text:style-name="P22" loext:marker-style-name="T2"><text:span text:style-name="T2">81</text:span></text:p>
          </table:table-cell>
          <table:table-cell table:style-name="Table1.B2" office:value-type="string">
            <text:p text:style-name="P22" loext:marker-style-name="T2"><text:span text:style-name="T2">1010001</text:span></text:p>
          </table:table-cell>
          <table:table-cell table:style-name="Table1.B2" office:value-type="string">
            <text:p text:style-name="P5" loext:marker-style-name="T9"><text:span text:style-name="T9">121</text:span><text:span text:style-name="T9"/></text:p>
          </table:table-cell>
          <table:table-cell table:style-name="Table1.D2" office:value-type="string">
            <text:p text:style-name="P23" loext:marker-style-name="T2"><text:span text:style-name="T2">51</text:span></text:p>
          </table:table-cell>
        </table:table-row>
        <table:table-row table:style-name="Table1.1">
          <table:table-cell table:style-name="Table1.A2" office:value-type="string">
            <text:p text:style-name="P24" loext:marker-style-name="T2"><text:span text:style-name="T2">86</text:span></text:p>
          </table:table-cell>
          <table:table-cell table:style-name="Table1.B2" office:value-type="string">
            <text:p text:style-name="P24" loext:marker-style-name="T2"><text:span text:style-name="T2">1010110</text:span></text:p>
          </table:table-cell>
          <table:table-cell table:style-name="Table1.B2" office:value-type="string">
            <text:p text:style-name="P24" loext:marker-style-name="T2"><text:span text:style-name="T2">126</text:span></text:p>
          </table:table-cell>
          <table:table-cell table:style-name="Table1.D2" office:value-type="string">
            <text:p text:style-name="P5" loext:marker-style-name="T9"><text:span text:style-name="T9">56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 loext:marker-style-name="T9"><text:span text:style-name="T9">91</text:span><text:span text:style-name="T9"/></text:p>
          </table:table-cell>
          <table:table-cell table:style-name="Table1.B2" office:value-type="string">
            <text:p text:style-name="P25" loext:marker-style-name="T2"><text:span text:style-name="T2">1011011</text:span></text:p>
          </table:table-cell>
          <table:table-cell table:style-name="Table1.B2" office:value-type="string">
            <text:p text:style-name="P25" loext:marker-style-name="T2"><text:span text:style-name="T2">133</text:span></text:p>
          </table:table-cell>
          <table:table-cell table:style-name="Table1.D2" office:value-type="string">
            <text:p text:style-name="P26" loext:marker-style-name="T2"><text:span text:style-name="T2">5B</text:span></text:p>
          </table:table-cell>
        </table:table-row>
        <table:table-row table:style-name="Table1.1">
          <table:table-cell table:style-name="Table1.A2" office:value-type="string">
            <text:p text:style-name="P27" loext:marker-style-name="T2"><text:span text:style-name="T2">98</text:span></text:p>
          </table:table-cell>
          <table:table-cell table:style-name="Table1.B2" office:value-type="string">
            <text:p text:style-name="P5" loext:marker-style-name="T9"><text:span text:style-name="T9">1100010</text:span><text:span text:style-name="T9"/></text:p>
          </table:table-cell>
          <table:table-cell table:style-name="Table1.B2" office:value-type="string">
            <text:p text:style-name="P27" loext:marker-style-name="T2"><text:span text:style-name="T2">142</text:span></text:p>
          </table:table-cell>
          <table:table-cell table:style-name="Table1.D2" office:value-type="string">
            <text:p text:style-name="P28" loext:marker-style-name="T2"><text:span text:style-name="T2">62</text:span></text:p>
          </table:table-cell>
        </table:table-row>
        <table:table-row table:style-name="Table1.1">
          <table:table-cell table:style-name="Table1.A2" office:value-type="string">
            <text:p text:style-name="P29" loext:marker-style-name="T2"><text:span text:style-name="T2">101</text:span></text:p>
          </table:table-cell>
          <table:table-cell table:style-name="Table1.B2" office:value-type="string">
            <text:p text:style-name="P29" loext:marker-style-name="T2"><text:span text:style-name="T2">1100101</text:span></text:p>
          </table:table-cell>
          <table:table-cell table:style-name="Table1.B2" office:value-type="string">
            <text:p text:style-name="P5" loext:marker-style-name="T9"><text:span text:style-name="T9">145</text:span><text:span text:style-name="T9"/></text:p>
          </table:table-cell>
          <table:table-cell table:style-name="Table1.D2" office:value-type="string">
            <text:p text:style-name="P30" loext:marker-style-name="T2"><text:span text:style-name="T2">65</text:span></text:p>
          </table:table-cell>
        </table:table-row>
        <table:table-row table:style-name="Table1.1">
          <table:table-cell table:style-name="Table1.A2" office:value-type="string">
            <text:p text:style-name="P31" loext:marker-style-name="T2"><text:span text:style-name="T2">107</text:span></text:p>
          </table:table-cell>
          <table:table-cell table:style-name="Table1.B2" office:value-type="string">
            <text:p text:style-name="P31" loext:marker-style-name="T2"><text:span text:style-name="T2">1101011</text:span></text:p>
          </table:table-cell>
          <table:table-cell table:style-name="Table1.B2" office:value-type="string">
            <text:p text:style-name="P31" loext:marker-style-name="T2"><text:span text:style-name="T2">153</text:span></text:p>
          </table:table-cell>
          <table:table-cell table:style-name="Table1.D2" office:value-type="string">
            <text:p text:style-name="P5" loext:marker-style-name="T9"><text:span text:style-name="T9">6B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 loext:marker-style-name="T9"><text:span text:style-name="T9">112</text:span><text:span text:style-name="T9"/></text:p>
          </table:table-cell>
          <table:table-cell table:style-name="Table1.B2" office:value-type="string">
            <text:p text:style-name="P32" loext:marker-style-name="T2"><text:span text:style-name="T2">1110000</text:span></text:p>
          </table:table-cell>
          <table:table-cell table:style-name="Table1.B2" office:value-type="string">
            <text:p text:style-name="P32" loext:marker-style-name="T2"><text:span text:style-name="T2">160</text:span></text:p>
          </table:table-cell>
          <table:table-cell table:style-name="Table1.D2" office:value-type="string">
            <text:p text:style-name="P33" loext:marker-style-name="T2"><text:span text:style-name="T2">70</text:span></text:p>
          </table:table-cell>
        </table:table-row>
        <table:table-row table:style-name="Table1.1">
          <table:table-cell table:style-name="Table1.A2" office:value-type="string">
            <text:p text:style-name="P34" loext:marker-style-name="T2"><text:span text:style-name="T2">115</text:span></text:p>
          </table:table-cell>
          <table:table-cell table:style-name="Table1.B2" office:value-type="string">
            <text:p text:style-name="P5" loext:marker-style-name="T9"><text:span text:style-name="T9">1110011</text:span><text:span text:style-name="T9"/></text:p>
          </table:table-cell>
          <table:table-cell table:style-name="Table1.B2" office:value-type="string">
            <text:p text:style-name="P34" loext:marker-style-name="T2"><text:span text:style-name="T2">163</text:span></text:p>
          </table:table-cell>
          <table:table-cell table:style-name="Table1.D2" office:value-type="string">
            <text:p text:style-name="P35" loext:marker-style-name="T2"><text:span text:style-name="T2">73</text:span></text:p>
          </table:table-cell>
        </table:table-row>
        <table:table-row table:style-name="Table1.1">
          <table:table-cell table:style-name="Table1.A2" office:value-type="string">
            <text:p text:style-name="P36" loext:marker-style-name="T2"><text:span text:style-name="T2">120</text:span></text:p>
          </table:table-cell>
          <table:table-cell table:style-name="Table1.B2" office:value-type="string">
            <text:p text:style-name="P36" loext:marker-style-name="T2"><text:span text:style-name="T2">1111000</text:span></text:p>
          </table:table-cell>
          <table:table-cell table:style-name="Table1.B2" office:value-type="string">
            <text:p text:style-name="P5" loext:marker-style-name="T9"><text:span text:style-name="T9">170</text:span><text:span text:style-name="T9"/></text:p>
          </table:table-cell>
          <table:table-cell table:style-name="Table1.D2" office:value-type="string">
            <text:p text:style-name="P37" loext:marker-style-name="T2"><text:span text:style-name="T2">78</text:span></text:p>
          </table:table-cell>
        </table:table-row>
        <table:table-row table:style-name="Table1.1">
          <table:table-cell table:style-name="Table1.A2" office:value-type="string">
            <text:p text:style-name="P38" loext:marker-style-name="T2"><text:span text:style-name="T2">127</text:span></text:p>
          </table:table-cell>
          <table:table-cell table:style-name="Table1.B2" office:value-type="string">
            <text:p text:style-name="P4" loext:marker-style-name="T2"><text:span text:style-name="T4">1111111</text:span><text:span text:style-name="T4"/></text:p>
          </table:table-cell>
          <table:table-cell table:style-name="Table1.B2" office:value-type="string">
            <text:p text:style-name="P38" loext:marker-style-name="T2"><text:span text:style-name="T2">177</text:span></text:p>
          </table:table-cell>
          <table:table-cell table:style-name="Table1.D2" office:value-type="string">
            <text:p text:style-name="P5" loext:marker-style-name="T9"><text:span text:style-name="T9">7F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 loext:marker-style-name="T9"><text:span text:style-name="T9">131</text:span><text:span text:style-name="T9"/></text:p>
          </table:table-cell>
          <table:table-cell table:style-name="Table1.B2" office:value-type="string">
            <text:p text:style-name="P39" loext:marker-style-name="T2"><text:span text:style-name="T2">10000011</text:span></text:p>
          </table:table-cell>
          <table:table-cell table:style-name="Table1.B2" office:value-type="string">
            <text:p text:style-name="P39" loext:marker-style-name="T2"><text:span text:style-name="T2">203</text:span></text:p>
          </table:table-cell>
          <table:table-cell table:style-name="Table1.D2" office:value-type="string">
            <text:p text:style-name="P40" loext:marker-style-name="T2"><text:span text:style-name="T2">83</text:span></text:p>
          </table:table-cell>
        </table:table-row>
        <table:table-row table:style-name="Table1.1">
          <table:table-cell table:style-name="Table1.A2" office:value-type="string">
            <text:p text:style-name="P41" loext:marker-style-name="T2"><text:span text:style-name="T2">143</text:span></text:p>
          </table:table-cell>
          <table:table-cell table:style-name="Table1.B2" office:value-type="string">
            <text:p text:style-name="P5" loext:marker-style-name="T9"><text:span text:style-name="T9">10001111</text:span><text:span text:style-name="T9"/></text:p>
          </table:table-cell>
          <table:table-cell table:style-name="Table1.B2" office:value-type="string">
            <text:p text:style-name="P41" loext:marker-style-name="T2"><text:span text:style-name="T2">217</text:span></text:p>
          </table:table-cell>
          <table:table-cell table:style-name="Table1.D2" office:value-type="string">
            <text:p text:style-name="P42" loext:marker-style-name="T2"><text:span text:style-name="T2">8F</text:span></text:p>
          </table:table-cell>
        </table:table-row>
        <table:table-row table:style-name="Table1.1">
          <table:table-cell table:style-name="Table1.A2" office:value-type="string">
            <text:p text:style-name="P43" loext:marker-style-name="T2"><text:span text:style-name="T2">151</text:span></text:p>
          </table:table-cell>
          <table:table-cell table:style-name="Table1.B2" office:value-type="string">
            <text:p text:style-name="P43" loext:marker-style-name="T2"><text:span text:style-name="T2">10010111</text:span></text:p>
          </table:table-cell>
          <table:table-cell table:style-name="Table1.B2" office:value-type="string">
            <text:p text:style-name="P5" loext:marker-style-name="T9"><text:span text:style-name="T9">227</text:span><text:span text:style-name="T9"/></text:p>
          </table:table-cell>
          <table:table-cell table:style-name="Table1.D2" office:value-type="string">
            <text:p text:style-name="P44" loext:marker-style-name="T2"><text:span text:style-name="T2">97</text:span></text:p>
          </table:table-cell>
        </table:table-row>
        <table:table-row table:style-name="Table1.1">
          <table:table-cell table:style-name="Table1.A2" office:value-type="string">
            <text:p text:style-name="P45" loext:marker-style-name="T2"><text:span text:style-name="T2">160</text:span></text:p>
          </table:table-cell>
          <table:table-cell table:style-name="Table1.B2" office:value-type="string">
            <text:p text:style-name="P45" loext:marker-style-name="T2"><text:span text:style-name="T2">10100000</text:span></text:p>
          </table:table-cell>
          <table:table-cell table:style-name="Table1.B2" office:value-type="string">
            <text:p text:style-name="P45" loext:marker-style-name="T2"><text:span text:style-name="T2">240</text:span></text:p>
          </table:table-cell>
          <table:table-cell table:style-name="Table1.D2" office:value-type="string">
            <text:p text:style-name="P5" loext:marker-style-name="T9"><text:span text:style-name="T9">A0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 loext:marker-style-name="T9"><text:span text:style-name="T9">167</text:span></text:p>
          </table:table-cell>
          <table:table-cell table:style-name="Table1.B2" office:value-type="string">
            <text:p text:style-name="P46" loext:marker-style-name="T2"><text:span text:style-name="T2">10100111</text:span></text:p>
          </table:table-cell>
          <table:table-cell table:style-name="Table1.B2" office:value-type="string">
            <text:p text:style-name="P46" loext:marker-style-name="T2"><text:span text:style-name="T2">247</text:span></text:p>
          </table:table-cell>
          <table:table-cell table:style-name="Table1.D2" office:value-type="string">
            <text:p text:style-name="P47" loext:marker-style-name="T2"><text:span text:style-name="T2">A7</text:span></text:p>
          </table:table-cell>
        </table:table-row>
        <table:table-row table:style-name="Table1.1">
          <table:table-cell table:style-name="Table1.A2" office:value-type="string">
            <text:p text:style-name="P48" loext:marker-style-name="T2"><text:span text:style-name="T2">175</text:span></text:p>
          </table:table-cell>
          <table:table-cell table:style-name="Table1.B2" office:value-type="string">
            <text:p text:style-name="P5" loext:marker-style-name="T9"><text:span text:style-name="T9">10101111</text:span><text:span text:style-name="T9"/></text:p>
          </table:table-cell>
          <table:table-cell table:style-name="Table1.B2" office:value-type="string">
            <text:p text:style-name="P48" loext:marker-style-name="T2"><text:span text:style-name="T2">257</text:span></text:p>
          </table:table-cell>
          <table:table-cell table:style-name="Table1.D2" office:value-type="string">
            <text:p text:style-name="P49" loext:marker-style-name="T2"><text:span text:style-name="T2">AF</text:span></text:p>
          </table:table-cell>
        </table:table-row>
        <table:table-row table:style-name="Table1.1">
          <table:table-cell table:style-name="Table1.A2" office:value-type="string">
            <text:p text:style-name="P50" loext:marker-style-name="T2"><text:span text:style-name="T2">183</text:span></text:p>
          </table:table-cell>
          <table:table-cell table:style-name="Table1.B2" office:value-type="string">
            <text:p text:style-name="P50" loext:marker-style-name="T2"><text:span text:style-name="T2">10110111</text:span></text:p>
          </table:table-cell>
          <table:table-cell table:style-name="Table1.B2" office:value-type="string">
            <text:p text:style-name="P5" loext:marker-style-name="T9"><text:span text:style-name="T9">267</text:span><text:span text:style-name="T9"/></text:p>
          </table:table-cell>
          <table:table-cell table:style-name="Table1.D2" office:value-type="string">
            <text:p text:style-name="P51" loext:marker-style-name="T2"><text:span text:style-name="T2">B7</text:span></text:p>
          </table:table-cell>
        </table:table-row>
        <table:table-row table:style-name="Table1.1">
          <table:table-cell table:style-name="Table1.A2" office:value-type="string">
            <text:p text:style-name="P52" loext:marker-style-name="T2"><text:span text:style-name="T2">190</text:span></text:p>
          </table:table-cell>
          <table:table-cell table:style-name="Table1.B2" office:value-type="string">
            <text:p text:style-name="P52" loext:marker-style-name="T2"><text:span text:style-name="T2">10111110</text:span></text:p>
          </table:table-cell>
          <table:table-cell table:style-name="Table1.B2" office:value-type="string">
            <text:p text:style-name="P4" loext:marker-style-name="T2"><text:span text:style-name="T5">276</text:span><text:span text:style-name="T2"> </text:span></text:p>
          </table:table-cell>
          <table:table-cell table:style-name="Table1.D2" office:value-type="string">
            <text:p text:style-name="P5" loext:marker-style-name="T9"><text:span text:style-name="T9">BE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 loext:marker-style-name="T9"><text:span text:style-name="T9">196</text:span></text:p>
          </table:table-cell>
          <table:table-cell table:style-name="Table1.B2" office:value-type="string">
            <text:p text:style-name="P53" loext:marker-style-name="T2"><text:span text:style-name="T2">11000100</text:span></text:p>
          </table:table-cell>
          <table:table-cell table:style-name="Table1.B2" office:value-type="string">
            <text:p text:style-name="P53" loext:marker-style-name="T2"><text:span text:style-name="T2">304</text:span></text:p>
          </table:table-cell>
          <table:table-cell table:style-name="Table1.D2" office:value-type="string">
            <text:p text:style-name="P54" loext:marker-style-name="T2"><text:span text:style-name="T2">C4</text:span></text:p>
          </table:table-cell>
        </table:table-row>
        <table:table-row table:style-name="Table1.1">
          <table:table-cell table:style-name="Table1.A2" office:value-type="string">
            <text:p text:style-name="P55" loext:marker-style-name="T2"><text:span text:style-name="T2">200</text:span></text:p>
          </table:table-cell>
          <table:table-cell table:style-name="Table1.B2" office:value-type="string">
            <text:p text:style-name="P5" loext:marker-style-name="T9"><text:span text:style-name="T9">11001000</text:span><text:span text:style-name="T9"/></text:p>
          </table:table-cell>
          <table:table-cell table:style-name="Table1.B2" office:value-type="string">
            <text:p text:style-name="P55" loext:marker-style-name="T2"><text:span text:style-name="T2">310</text:span></text:p>
          </table:table-cell>
          <table:table-cell table:style-name="Table1.D2" office:value-type="string">
            <text:p text:style-name="P56" loext:marker-style-name="T2"><text:span text:style-name="T2">C8</text:span></text:p>
          </table:table-cell>
        </table:table-row>
        <table:table-row table:style-name="Table1.1">
          <table:table-cell table:style-name="Table1.A2" office:value-type="string">
            <text:p text:style-name="P57" loext:marker-style-name="T2"><text:span text:style-name="T2">216</text:span></text:p>
          </table:table-cell>
          <table:table-cell table:style-name="Table1.B2" office:value-type="string">
            <text:p text:style-name="P57" loext:marker-style-name="T2"><text:span text:style-name="T2">11011000</text:span></text:p>
          </table:table-cell>
          <table:table-cell table:style-name="Table1.B2" office:value-type="string">
            <text:p text:style-name="P5" loext:marker-style-name="T9"><text:span text:style-name="T9">330</text:span><text:span text:style-name="T9"/></text:p>
          </table:table-cell>
          <table:table-cell table:style-name="Table1.D2" office:value-type="string">
            <text:p text:style-name="P58" loext:marker-style-name="T2"><text:span text:style-name="T2">DB</text:span></text:p>
          </table:table-cell>
        </table:table-row>
        <table:table-row table:style-name="Table1.1">
          <table:table-cell table:style-name="Table1.A2" office:value-type="string">
            <text:p text:style-name="P59" loext:marker-style-name="T2"><text:span text:style-name="T2">225</text:span></text:p>
          </table:table-cell>
          <table:table-cell table:style-name="Table1.B2" office:value-type="string">
            <text:p text:style-name="P59" loext:marker-style-name="T2"><text:span text:style-name="T2">11100001</text:span></text:p>
          </table:table-cell>
          <table:table-cell table:style-name="Table1.B2" office:value-type="string">
            <text:p text:style-name="P59" loext:marker-style-name="T2"><text:span text:style-name="T2">341</text:span></text:p>
          </table:table-cell>
          <table:table-cell table:style-name="Table1.D2" office:value-type="string">
            <text:p text:style-name="P5" loext:marker-style-name="T9"><text:span text:style-name="T9">E1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 loext:marker-style-name="T9"><text:span text:style-name="T9">230</text:span><text:span text:style-name="T9"/></text:p>
          </table:table-cell>
          <table:table-cell table:style-name="Table1.B2" office:value-type="string">
            <text:p text:style-name="P60" loext:marker-style-name="T2"><text:span text:style-name="T2">11100110</text:span></text:p>
          </table:table-cell>
          <table:table-cell table:style-name="Table1.B2" office:value-type="string">
            <text:p text:style-name="P4" loext:marker-style-name="T2"><text:span text:style-name="T6">346</text:span></text:p>
          </table:table-cell>
          <table:table-cell table:style-name="Table1.D2" office:value-type="string">
            <text:p text:style-name="P61" loext:marker-style-name="T2"><text:span text:style-name="T2">E6</text:span></text:p>
          </table:table-cell>
        </table:table-row>
        <table:table-row table:style-name="Table1.1">
          <table:table-cell table:style-name="Table1.A2" office:value-type="string">
            <text:p text:style-name="P62" loext:marker-style-name="T2"><text:span text:style-name="T2">236</text:span></text:p>
          </table:table-cell>
          <table:table-cell table:style-name="Table1.B2" office:value-type="string">
            <text:p text:style-name="P5" loext:marker-style-name="T9"><text:span text:style-name="T9">11101100</text:span><text:span text:style-name="T9"/></text:p>
          </table:table-cell>
          <table:table-cell table:style-name="Table1.B2" office:value-type="string">
            <text:p text:style-name="P62" loext:marker-style-name="T2"><text:span text:style-name="T2">354</text:span></text:p>
          </table:table-cell>
          <table:table-cell table:style-name="Table1.D2" office:value-type="string">
            <text:p text:style-name="P63" loext:marker-style-name="T2"><text:span text:style-name="T2">EC</text:span></text:p>
          </table:table-cell>
        </table:table-row>
        <table:table-row table:style-name="Table1.1">
          <table:table-cell table:style-name="Table1.A2" office:value-type="string">
            <text:p text:style-name="P64" loext:marker-style-name="T2"><text:span text:style-name="T2">240</text:span></text:p>
          </table:table-cell>
          <table:table-cell table:style-name="Table1.B2" office:value-type="string">
            <text:p text:style-name="P64" loext:marker-style-name="T2"><text:span text:style-name="T2">11110000</text:span></text:p>
          </table:table-cell>
          <table:table-cell table:style-name="Table1.B2" office:value-type="string">
            <text:p text:style-name="P5" loext:marker-style-name="T9"><text:span text:style-name="T9">360</text:span><text:span text:style-name="T9"/></text:p>
          </table:table-cell>
          <table:table-cell table:style-name="Table1.D2" office:value-type="string">
            <text:p text:style-name="P65" loext:marker-style-name="T2"><text:span text:style-name="T2">F0</text:span></text:p>
          </table:table-cell>
        </table:table-row>
        <table:table-row table:style-name="Table1.1">
          <table:table-cell table:style-name="Table1.A2" office:value-type="string">
            <text:p text:style-name="P66">248</text:p>
          </table:table-cell>
          <table:table-cell table:style-name="Table1.B2" office:value-type="string">
            <text:p text:style-name="P68" loext:marker-style-name="T2"><text:span text:style-name="T2">11111000</text:span></text:p>
          </table:table-cell>
          <table:table-cell table:style-name="Table1.B2" office:value-type="string">
            <text:p text:style-name="P68" loext:marker-style-name="T2"><text:span text:style-name="T2">370</text:span></text:p>
          </table:table-cell>
          <table:table-cell table:style-name="Table1.D2" office:value-type="string">
            <text:p text:style-name="P5" loext:marker-style-name="T9"><text:span text:style-name="T9">F8</text:span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 loext:marker-style-name="T9"><text:span text:style-name="T9">250</text:span><text:span text:style-name="T9"/></text:p>
          </table:table-cell>
          <table:table-cell table:style-name="Table1.B2" office:value-type="string">
            <text:p text:style-name="P69" loext:marker-style-name="T2"><text:span text:style-name="T2">11111010</text:span></text:p>
          </table:table-cell>
          <table:table-cell table:style-name="Table1.B2" office:value-type="string">
            <text:p text:style-name="P4" loext:marker-style-name="T2"><text:span text:style-name="T7">372</text:span></text:p>
          </table:table-cell>
          <table:table-cell table:style-name="Table1.D2" office:value-type="string">
            <text:p text:style-name="P67">FA</text:p>
          </table:table-cell>
        </table:table-row>
        <table:table-row table:style-name="Table1.1">
          <table:table-cell table:style-name="Table1.A2" office:value-type="string">
            <text:p text:style-name="P70" loext:marker-style-name="T2"><text:span text:style-name="T2">252</text:span></text:p>
          </table:table-cell>
          <table:table-cell table:style-name="Table1.B2" office:value-type="string">
            <text:p text:style-name="P5" loext:marker-style-name="T9"><text:span text:style-name="T9">11111100</text:span><text:span text:style-name="T9"/></text:p>
          </table:table-cell>
          <table:table-cell table:style-name="Table1.B2" office:value-type="string">
            <text:p text:style-name="P4" loext:marker-style-name="T2"><text:span text:style-name="T8">374</text:span><text:span text:style-name="T2"> </text:span></text:p>
          </table:table-cell>
          <table:table-cell table:style-name="Table1.D2" office:value-type="string">
            <text:p text:style-name="P71" loext:marker-style-name="T2"><text:span text:style-name="T2">FC</text:span></text:p>
          </table:table-cell>
        </table:table-row>
        <table:table-row table:style-name="Table1.1">
          <table:table-cell table:style-name="Table1.A2" office:value-type="string">
            <text:p text:style-name="P72" loext:marker-style-name="T2"><text:span text:style-name="T2">255</text:span></text:p>
          </table:table-cell>
          <table:table-cell table:style-name="Table1.B2" office:value-type="string">
            <text:p text:style-name="P72" loext:marker-style-name="T2"><text:span text:style-name="T2">255</text:span></text:p>
          </table:table-cell>
          <table:table-cell table:style-name="Table1.B2" office:value-type="string">
            <text:p text:style-name="P5" loext:marker-style-name="T9"><text:span text:style-name="T9">377</text:span><text:span text:style-name="T9"/></text:p>
          </table:table-cell>
          <table:table-cell table:style-name="Table1.D2" office:value-type="string">
            <text:p text:style-name="P73" loext:marker-style-name="T2"><text:span text:style-name="T2">FF</text:span></text:p>
          </table:table-cell>
        </table:table-row>
        <table:table-row table:style-name="Table1.1">
          <table:table-cell table:style-name="Table1.A41" office:value-type="string">
            <text:p text:style-name="P74" loext:marker-style-name="T2"><text:span text:style-name="T2">256</text:span></text:p>
          </table:table-cell>
          <table:table-cell table:style-name="Table1.B41" office:value-type="string">
            <text:p text:style-name="P74" loext:marker-style-name="T2"><text:span text:style-name="T2">100000000</text:span></text:p>
          </table:table-cell>
          <table:table-cell table:style-name="Table1.B41" office:value-type="string">
            <text:p text:style-name="P74" loext:marker-style-name="T2"><text:span text:style-name="T2">400</text:span></text:p>
          </table:table-cell>
          <table:table-cell table:style-name="Table1.D41" office:value-type="string">
            <text:p text:style-name="P5" loext:marker-style-name="T9"><text:span text:style-name="T9">100</text:span><text:span text:style-name="T9"/></text:p>
          </table:table-cell>
        </table:table-row>
      </table:table>
      <text:p text:style-name="P75" loext:marker-style-name="T31"><text:bookmark text:name="_GoBack"/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94cm" fo:margin-bottom="0.494cm" style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rmal_20__28_Web_29_" style:display-name="Normal (Web)" style:family="paragraph" style:parent-style-name="Standard">
      <style:text-properties fo:language="en" fo:country="US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Encabezado_20_Car" style:display-name="Encabezado Car" style:family="text" style:parent-style-name="Default_20_Paragraph_20_Font" loext:linked-style-name="Header">
      <style:text-properties fo:font-size="12pt" style:font-size-asian="12pt" style:language-asian="en" style:country-asian="US" style:font-size-complex="12pt"/>
    </style:style>
    <style:style style:name="Pie_20_de_20_página_20_Car" style:display-name="Pie de página Car" style:family="text" style:parent-style-name="Default_20_Paragraph_20_Font" loext:linked-style-name="Footer">
      <style:text-properties fo:font-size="12pt" style:font-size-asian="12pt" style:language-asian="en" style:country-asian="US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494cm" fo:margin-bottom="0.494cm" style:contextual-spacing="false"/>
    </style:style>
    <style:style style:name="MP2" style:family="paragraph" style:parent-style-name="Footer">
      <style:paragraph-properties fo:margin-top="0.494cm" fo:margin-bottom="0.494cm" style:contextual-spacing="false" fo:text-align="end" style:justify-single-word="false"/>
      <style:text-properties style:font-name="Arial Black" officeooo:rsid="000f6199" officeooo:paragraph-rsid="000f6199"/>
    </style:style>
    <style:style style:name="MP3" style:family="paragraph" style:parent-style-name="Footer">
      <style:paragraph-properties fo:margin-top="0.494cm" fo:margin-bottom="0.494cm" style:contextual-spacing="false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 Black" fo:font-size="10pt" style:font-size-asian="10pt" style:font-name-complex="Arial1" style:font-size-complex="10pt"/>
    </style:style>
    <style:page-layout style:name="Mpm1">
      <style:page-layout-properties fo:page-width="21.59cm" fo:page-height="27.94cm" style:num-format="1" style:print-orientation="portrait" fo:margin-top="1.251cm" fo:margin-bottom="0.847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49cm" fo:margin-left="0cm" fo:margin-right="0cm" fo:margin-bottom="0.549cm" style:dynamic-spacing="true"/>
      </style:header-style>
      <style:footer-style>
        <style:header-footer-properties svg:height="1.51cm" fo:margin-left="0cm" fo:margin-right="0cm" fo:margin-top="0.4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Sistemas informáticos curso 2023-24 – Unidad 1</text:span><text:span text:style-name="MT1"><text:tab/><text:tab/> <text:s text:c="8"/></text:span><text:span text:style-name="MT2">1º DAM</text:span></text:p>
      </style:header>
      <style:footer>
        <text:p text:style-name="MP2">Kevin Zamora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•  Ejercicios</dc:title>
    <meta:initial-creator>Pc02_Informatica</meta:initial-creator>
    <meta:editing-cycles>68</meta:editing-cycles>
    <meta:print-date>2022-09-14T05:03:00</meta:print-date>
    <meta:creation-date>2022-09-20T07:15:00</meta:creation-date>
    <dc:date>2024-01-13T12:01:50.057927905</dc:date>
    <meta:editing-duration>PT1H6M41S</meta:editing-duration>
    <meta:generator>LibreOffice/7.5.9.2$Linux_X86_64 LibreOffice_project/50$Build-2</meta:generator>
    <meta:document-statistic meta:table-count="1" meta:image-count="0" meta:object-count="0" meta:page-count="3" meta:paragraph-count="193" meta:word-count="271" meta:character-count="1249" meta:non-whitespace-character-count="1159"/>
    <meta:user-defined meta:name="AppVersion">16.0000</meta:user-defined>
    <meta:user-defined meta:name="Company">Microsoft Corporation</meta:user-defined>
    <meta:template xlink:type="simple" xlink:actuate="onRequest" xlink:title="Normal.dotm" xlink:href=""/>
  </office:meta>
</office:document-meta>
</file>